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monospace" svg:font-family="monospace"/>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083in" fo:margin-left="-0.0063in" table:align="left" style:writing-mode="lr-tb"/>
    </style:style>
    <style:style style:name="Table1.A" style:family="table-column">
      <style:table-column-properties style:column-width="2.2396in"/>
    </style:style>
    <style:style style:name="Table1.B" style:family="table-column">
      <style:table-column-properties style:column-width="2.22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3">
      <style:text-properties fo:color="#000000" style:font-name="Times New Roman" fo:language="sv" fo:country="SE" fo:background-color="transparent"/>
    </style:style>
    <style:style style:name="P2" style:family="paragraph" style:parent-style-name="Standard" style:list-style-name="L3">
      <style:text-properties fo:color="#000000" style:font-name="Times New Roman" fo:language="sv" fo:country="SE"/>
    </style:style>
    <style:style style:name="P3" style:family="paragraph" style:parent-style-name="Text_20_body">
      <style:text-properties fo:color="#000000" style:font-name="Times New Roman" fo:language="sv" fo:country="SE"/>
    </style:style>
    <style:style style:name="P4" style:family="paragraph" style:parent-style-name="Text_20_body">
      <style:text-properties fo:color="#000000" style:font-name="Times New Roman" fo:language="sv" fo:country="SE" fo:background-color="transparent"/>
    </style:style>
    <style:style style:name="P5" style:family="paragraph" style:parent-style-name="Text_20_body" style:list-style-name="L3">
      <style:text-properties fo:color="#000000" style:font-name="Times New Roman" fo:language="sv" fo:country="SE" fo:background-color="transparent"/>
    </style:style>
    <style:style style:name="P6" style:family="paragraph" style:parent-style-name="Text_20_body" style:list-style-name="L3">
      <style:text-properties fo:color="#000000" style:font-name="Times New Roman" fo:language="sv" fo:country="SE"/>
    </style:style>
    <style:style style:name="P7" style:family="paragraph" style:parent-style-name="Text_20_body">
      <style:text-properties fo:color="#000000" style:font-name="Times New Roman" fo:font-size="12pt" fo:language="sv" fo:country="SE" style:font-size-asian="12pt" style:font-size-complex="12pt"/>
    </style:style>
    <style:style style:name="P8" style:family="paragraph" style:parent-style-name="Text_20_body">
      <style:text-properties fo:color="#000000" style:font-name="Times New Roman" fo:font-size="13pt" fo:language="sv" fo:country="SE" fo:font-weight="bold" style:font-size-asian="13pt" style:font-weight-asian="bold" style:font-size-complex="13pt" style:font-weight-complex="bold"/>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8pt" fo:language="sv" fo:country="SE" fo:font-style="normal" style:text-underline-style="none" fo:font-weight="normal" style:text-blinking="false" fo:background-color="transparent"/>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1.25pt" fo:language="sv" fo:country="SE" fo:font-style="normal" style:text-underline-style="none" fo:font-weight="normal" style:text-blinking="false" fo:background-color="transparent"/>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bold" style:text-blinking="false" fo:background-color="transparent" style:font-size-asian="12pt" style:font-weight-asian="bold" style:font-size-complex="12pt" style:font-weight-complex="bold"/>
    </style:style>
    <style:style style:name="P13" style:family="paragraph" style:parent-style-name="Text_20_body">
      <style:paragraph-properties fo:margin-top="0in" fo:margin-bottom="0in" fo:line-height="114%" style:writing-mode="lr-tb"/>
      <style:text-properties fo:color="#000000" style:font-name="Times New Roman" fo:language="sv" fo:country="SE"/>
    </style:style>
    <style:style style:name="P14" style:family="paragraph" style:parent-style-name="Text_20_body">
      <style:paragraph-properties fo:margin-top="0in" fo:margin-bottom="0in" fo:line-height="114%" style:writing-mode="lr-tb"/>
      <style:text-properties fo:color="#000000" style:font-name="Times New Roman" fo:font-size="12pt" fo:language="sv" fo:country="SE" style:font-size-asian="12pt" style:font-size-complex="12pt"/>
    </style:style>
    <style:style style:name="P15" style:family="paragraph" style:parent-style-name="Table_20_Contents">
      <style:text-properties fo:color="#000000" style:font-name="Times New Roman" fo:font-size="12pt" style:font-size-asian="12pt" style:font-size-complex="12pt"/>
    </style:style>
    <style:style style:name="T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style:text-line-through-style="none" fo:font-size="11.25pt" fo:font-style="normal" style:text-underline-style="none" fo:font-weight="normal" style:text-blinking="false" fo:background-color="transparent"/>
    </style:style>
    <style:style style:name="T4" style:family="text">
      <style:text-properties fo:font-variant="normal" fo:text-transform="none" style:text-line-through-style="none" fo:font-style="normal" style:text-underline-style="none" fo:font-weight="normal" style:text-blinking="false" fo:background-color="transparent"/>
    </style:style>
    <style:style style:name="T5" style:family="text">
      <style:text-properties fo:color="#000000" fo:background-color="transparent"/>
    </style:style>
    <style:style style:name="T6" style:family="text">
      <style:text-properties fo:background-color="transparent"/>
    </style:style>
    <style:style style:name="T7" style:family="text">
      <style:text-properties fo:font-size="12pt" style:font-size-asian="12pt" style:font-size-complex="12pt"/>
    </style:style>
    <style:style style:name="T8" style:family="text">
      <style:text-properties fo:background-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2c52fe6a-3717-13a7-e082-db42d8702263"/>Introduktion</text:p>
      <text:p text:style-name="P13"/>
      <text:p text:style-name="P11">I denna laborationsrapport beskrivs skapandet av ett program, digenv.c, för att enklare kunna studera environmentvariabler. En viktig del av laborationen är implementetionen av processers kommunikation via pipes på Unixliknande system, felhantering och dokumentation.</text:p>
      <text:p text:style-name="P3"/>
      <text:p text:style-name="P9">Utförande</text:p>
      <text:p text:style-name="P13"><text:span text:style-name="T3"/></text:p>
      <text:p text:style-name="P11">Vi började genom att sätta in oss i ämnet genom att läsa laborationsmaterialet, speciellt “Användbara systemanrop och biblioteksfunktioner” utgiven av Institutionen för Mikroelektronik och Informationsteknik på KTH. Därefter strukturerade vi upp arbetsprocessen och hur vi skulle gå tillväga när vi kodade programmet innan vi började koda. Detta för att undvika potentiella felsteg och tänka igenom de olika val vi stod inför. Vi valde att koda problemet linjärt då vi inte är erfarna C-programmerare, vilket medförde fler rader kod men ett  enklare tankesätt.</text:p>
      <text:p text:style-name="P11">Vi har definierat följande funktioner i vårt program:</text:p>
      <text:p text:style-name="P14"><text:span text:style-name="T4"><text:line-break/>int main(int argc, char ** argv);</text:span></text:p>
      <text:p text:style-name="P11">void closeError(int);</text:p>
      <text:p text:style-name="P11">void dup2Error(int);</text:p>
      <text:p text:style-name="P11">void forkError(int);</text:p>
      <text:p text:style-name="P11">void pipeError(int);</text:p>
      <text:p text:style-name="P11">void waitError(int);</text:p>
      <text:p text:style-name="P7"/>
      <text:p text:style-name="P11">Funktionerna med postfixet Error är enbart till för formaterad utskrift till STDERR vid eventuella fel i programmet.<text:line-break/>Main sköter hela processindelningen och är ansvarig för att länka ihop de olika barnprocesserna för att nå slutmålet med uppgiften, dvs. att presentera datorns miljövariabler  på ett lättläst sätt.</text:p>
      <text:p text:style-name="P11">Eftersom programmet är väldigt linjärt blir det ofta kodupprepning vilket skulle kunna lösas med rekursion eller eventuellt en slinga. Detta skulle minska antalet rader kod och öka läsligheten ur en syntaktisk synvinkel, men eventuellt minska förståelsen för mindre erfarna programmerare.</text:p>
      <text:p text:style-name="P11"/>
      <text:p text:style-name="P12">Filkatalog</text:p>
      <text:p text:style-name="P11">För att exekvera  digenv ska man navigera till:</text:p>
      <text:p text:style-name="P11">/afs/nada.kth.se/home/0/u1dpipq0/Documents/KTH2/ID2200</text:p>
      <text:p text:style-name="P14"><text:span text:style-name="T4">Där kan man kompilera källkoden digenv.c med kommandot gcc -Wall digenv.c och köra koden med ./a.out.</text:span></text:p>
      <text:p text:style-name="P11">Vi har bifogat fyra körningar utav programmet. test1.txt illustrerar en körning utav enbart 'digenv', test2.txt ‘digenv PATH’, test3.txt ‘digenv -e PATH -e USER’ samt  test4.txt ‘digenv PATH USER’.<text:line-break/>Resultaten av respektive utskrift finns i bilagorna med samma namn, där test1-3.txt är utskrifter ifrån STDOUT och test4.txt ifrån STDERR.</text:p>
      <text:p text:style-name="P3"><text:line-break/><text:soft-page-break/></text:p>
      <text:p text:style-name="P9">Resultat</text:p>
      <text:p text:style-name="P3">Se bilaga för bifogad kod och testkörningar av denna.</text:p>
      <text:p text:style-name="P3"/>
      <text:p text:style-name="P8">Förberedelsefrågor</text:p>
      <text:list xml:id="list1027871631" text:style-name="L3">
        <text:list-item>
          <text:p text:style-name="P6">Huvudprocessen i ett UNIX system kallas för init(). Detta kan man se med pstree, ps aux eller liknande.</text:p>
        </text:list-item>
        <text:list-item>
          <text:p text:style-name="P6">Ja, till exempel så kan en barnprocess ändra en miljövariabel som föräldraprocessen använder sig av eller tvärt om. Detta kan t.ex. ske genom att föräldraprocessen pollar efter ett visst värde på $PAGER. <text:s text:c="141"/></text:p>
        </text:list-item>
        <text:list-item>
          <text:p text:style-name="P2">man sigaction:</text:p>
          <text:p text:style-name="P6">EINVAL An <text:s/>invalid <text:s/>signal <text:s/>was <text:s/>specified. <text:s text:c="2"/>This <text:s/>will also be generated if an attempt is made to change the action for SIGKILL or SIGSTOP, which cannot be caught or ignored.</text:p>
          <text:p text:style-name="P6">Detta innebär att man inte kan ignorera de signaler som efterfrågades. Detta är för att inte skapa odödliga processer eller processer som allvarligt hotar systemets integritet.</text:p>
        </text:list-item>
        <text:list-item>
          <text:p text:style-name="P6">Föräldern får barnets pid eftersom det är dennes uppgift att ha hand om barnet, och barnet får pid<text:span text:style-name="T6"> = 0 för att kunna särskilja barn och föräldrar efter ett fork() anrop.</text:span></text:p>
        </text:list-item>
        <text:list-item>
          <text:p text:style-name="P1">Det skulle bli onödigt med duplicerad offset. Om fdt har koll på offset så kan två olika fdt's ha olika information till 'samma' fil. <text:s/>Dessutom är det fd som håller koll på varifrån och hur filen har öppnats, dvs med open, write eller liknande. Detta skulle behöva lagras på ett alternativt sätt, t.ex. av en resurshanterare av något slag.</text:p>
        </text:list-item>
        <text:list-item>
          <text:p text:style-name="P1">Man kan tekniskt sett strunta i att stänga read, ty då du stänger write så skickas \0 till read-änden som då stängs. Däremot kan du inte stänga read men inte write eller varken stänga read eller write för då ligger write änden öppen och skickar resultat till ingenting eller buffrar. Därför bör man alltid stänga sina pipes lösa ändar.</text:p>
        </text:list-item>
        <text:list-item>
          <text:p text:style-name="P5">Om en child-process dör så får föräldern ett exit-meddelande ifrån barnet. Det är också därför som man anropar wait lika många gånger som fork, för att vänta in exit-status ifrån alla barnprocesserna. </text:p>
        </text:list-item>
        <text:list-item>
          <text:p text:style-name="P5">Man grep ger följande information om exit status:</text:p>
          <text:p text:style-name="P5">1 = ingen förekomst av mönstret.<text:line-break/>Större än 1 = någon form utav fel har inträffat.</text:p>
        </text:list-item>
      </text:list>
      <text:p text:style-name="P4"/>
      <text:p text:style-name="P3"/>
      <text:p text:style-name="P9">Diskussion</text:p>
      <text:p text:style-name="P10"><text:line-break/><text:span text:style-name="T7">Eftersom vi inte nödvändigtvis har överlappande åsikter om laborationen kommer den eventuellt att beskrivas på olika sätt igenom denna diskussion.</text:span></text:p>
      <text:p text:style-name="P11">För det syfte som laborationen hade så var den okej. Förberedelsematerialet inför laborationen har gjort att det blev mycket enklare att genomföra laborationen än vad vi på förhand hade trott.<text:line-break/>Föreläsningarna, rekommendationerna i lab-pm samt häftet Användbara systemanrop och <text:soft-page-break/>biblioteksfunktioner har varit till stor hjälp, och på en skala mellan ett och fem skulle vi ge följande betyg:</text:p>
      <text:p text:style-name="P11"/>
      <table:table table:name="Table1" table:style-name="Table1">
        <table:table-column table:style-name="Table1.A"/>
        <table:table-column table:style-name="Table1.B"/>
        <table:table-column table:style-name="Table1.A"/>
        <table:table-row>
          <table:table-cell table:style-name="Table1.A1" office:value-type="string">
            <text:p text:style-name="P15">LabPM</text:p>
          </table:table-cell>
          <table:table-cell table:style-name="Table1.A1" office:value-type="string">
            <text:p text:style-name="P15">Svårighetsgrad</text:p>
          </table:table-cell>
          <table:table-cell table:style-name="Table1.C1" office:value-type="string">
            <text:p text:style-name="P15">Vad vi fått ut</text:p>
          </table:table-cell>
        </table:table-row>
        <table:table-row>
          <table:table-cell table:style-name="Table1.A2" office:value-type="string">
            <text:p text:style-name="P15">4 </text:p>
          </table:table-cell>
          <table:table-cell table:style-name="Table1.A2" office:value-type="string">
            <text:p text:style-name="P15">2</text:p>
          </table:table-cell>
          <table:table-cell table:style-name="Table1.C2" office:value-type="string">
            <text:p text:style-name="P15">5</text:p>
          </table:table-cell>
        </table:table-row>
        <table:table-row>
          <table:table-cell table:style-name="Table1.A2" office:value-type="string">
            <text:p text:style-name="P15">5 (tillsammans med Anv. Systemanrop)</text:p>
          </table:table-cell>
          <table:table-cell table:style-name="Table1.A2" office:value-type="string">
            <text:p text:style-name="P15">3</text:p>
          </table:table-cell>
          <table:table-cell table:style-name="Table1.C2" office:value-type="string">
            <text:p text:style-name="P15">5</text:p>
          </table:table-cell>
        </table:table-row>
      </table:table>
      <text:p text:style-name="P11"/>
      <text:p text:style-name="P14"><text:span text:style-name="T4">Vi har arbetat med gcc och emacs, där gcc har varit väldigt tydlig i var vi har haft fel. Emacs var ett klart godkänt redigeringsverktyg och användes främst av vana, men också för att den har bra stöd för kodning i C.</text:span></text:p>
      <text:p text:style-name="P7"><text:span text:style-name="T4">Om vi räknar i faktiskt arbete så har det tagit 20 timmar att läsa laborationsmaterialet, genomföra laborationen samt skriva denna laborationsrapport. Övningarna förberedde en bra inför laborationen utan att förstöra nöjet med att få upptäcka hur det fungerade i praktiken. Detta tyckte vi var bra eftersom laborationer är ett av få praktiska moment vi har i vår utbildning och bör därför efterlikna verkliga scenarion så mycket som möjli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monospace" svg:font-family="monospace"/>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es Leskelä</meta:initial-creator>
    <meta:creation-date>2013-04-23T15:31:04</meta:creation-date>
    <dc:date>2013-04-23T16:18:29</dc:date>
    <dc:creator>Hannes Leskelä</dc:creator>
    <meta:editing-duration>PT46M11S</meta:editing-duration>
    <meta:editing-cycles>8</meta:editing-cycles>
    <meta:generator>LibreOffice/3.5$Linux_X86_64 LibreOffice_project/350m1$Build-2</meta:generator>
    <meta:document-statistic meta:table-count="1" meta:image-count="0" meta:object-count="0" meta:page-count="3" meta:paragraph-count="47" meta:word-count="839" meta:character-count="5556" meta:non-whitespace-character-count="4607"/>
  </office:meta>
</office:document-meta>
</file>